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Negrito" svg:font-family="'Arial Negrito', 'Arial Negrit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fo:text-align="end" style:justify-single-word="false" style:text-autospace="none"/>
    </style:style>
    <style:style style:name="P5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style:text-autospace="none"/>
      <style:text-properties fo:font-weight="bold" style:font-weight-asian="bold"/>
    </style:style>
    <style:style style:name="P8" style:family="paragraph" style:parent-style-name="Standard">
      <style:paragraph-properties style:text-autospace="none"/>
      <style:text-properties fo:color="#ff0000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style:text-autospace="none"/>
      <style:text-properties fo:color="#ff0000" fo:font-size="11pt" style:font-size-asian="11pt" style:font-size-complex="11pt"/>
    </style:style>
    <style:style style:name="P10" style:family="paragraph" style:parent-style-name="Standard">
      <style:paragraph-properties fo:line-height="150%" style:text-autospace="none"/>
    </style:style>
    <style:style style:name="P11" style:family="paragraph" style:parent-style-name="Standard">
      <style:paragraph-properties fo:line-height="150%" fo:text-align="justify" style:justify-single-word="false" style:text-autospace="none"/>
    </style:style>
    <style:style style:name="P12" style:family="paragraph" style:parent-style-name="Standard">
      <style:paragraph-properties fo:line-height="150%" fo:text-align="justify" style:justify-single-word="false" style:text-autospace="none"/>
      <style:text-properties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language="pt" fo:country="BR" style:language-asian="pt" style:country-asian="BR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</style:style>
    <style:style style:name="P16" style:family="paragraph" style:parent-style-name="Standard" style:list-style-name="WW8Num3">
      <style:paragraph-properties fo:margin-left="0cm" fo:margin-right="0cm" fo:line-height="200%" fo:text-align="justify" style:justify-single-word="false" fo:text-indent="0cm" style:auto-text-indent="false" style:text-autospace="none">
        <style:tab-stops>
          <style:tab-stop style:position="0cm"/>
        </style:tab-stops>
      </style:paragraph-properties>
    </style:style>
    <style:style style:name="P17" style:family="paragraph" style:parent-style-name="Standard" style:list-style-name="WW8Num3">
      <style:paragraph-properties fo:margin-left="0cm" fo:margin-right="0cm" fo:line-height="200%" fo:text-align="justify" style:justify-single-word="false" fo:text-indent="0cm" style:auto-text-indent="false" style:text-autospace="none">
        <style:tab-stops>
          <style:tab-stop style:position="0cm"/>
        </style:tab-stops>
      </style:paragraph-properties>
      <style:text-properties fo:color="#ff0000"/>
    </style:style>
    <style:style style:name="P18" style:family="paragraph" style:parent-style-name="Standard" style:master-page-name="Standard">
      <style:paragraph-properties style:page-number="auto" style:text-autospace="none">
        <style:tab-stops>
          <style:tab-stop style:position="7.999cm" style:type="center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fo:font-size="11pt" style:font-size-asian="11pt" style:font-size-complex="11pt"/>
    </style:style>
    <style:style style:name="T4" style:family="text">
      <style:text-properties fo:color="#ff0000" fo:font-size="11pt" fo:font-weight="bold" style:font-size-asian="11pt" style:font-weight-asian="bold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Quadro1" text:anchor-type="char" svg:x="11.735cm" svg:y="-6.062cm" svg:width="5.74cm" svg:height="1.295cm" draw:z-index="6"><draw:text-box><text:p text:style-name="P1">SISDOC</text:p><text:p text:style-name="P1">SR(12)SRFA.<text:span text:style-name="T1">0000</text:span>/2014-<text:span text:style-name="T1">00</text:span></text:p></draw:text-box></draw:frame><text:span text:style-name="T5">OFÍCIO/SRFA(02)/ nº. </text:span><text:span text:style-name="T2">00</text:span><text:span text:style-name="T5">/2014<text:tab/></text:span></text:p>
      <text:p text:style-name="P3"/>
      <text:p text:style-name="P4"><text:span text:style-name="T5">São Luís/MA, </text:span><text:span text:style-name="T2">00</text:span><text:span text:style-name="T5"> de </text:span><text:span text:style-name="T2">janeiro</text:span><text:span text:style-name="T5"> de 2014.</text:span></text:p>
      <text:p text:style-name="P5"/>
      <text:p text:style-name="P3"><text:span text:style-name="T3">Ao Senhor</text:span></text:p>
      <text:p text:style-name="P8">André Ricardo Batista Nunes</text:p>
      <text:p text:style-name="P3"><text:span text:style-name="T3">Representante Legal</text:span></text:p>
      <text:p text:style-name="P3"><text:span text:style-name="T3">Projebel Serviços Comércio e Ltda. (CNPJ 02.295.753/0001-05)</text:span></text:p>
      <text:p text:style-name="P9">Tr. Dr. Moraes, nº. 740, Batista Campos</text:p>
      <text:p text:style-name="P3"><text:span text:style-name="T3">CEP: 66045-590 <text:s text:c="5"/>Belém-PA</text:span></text:p>
      <text:p text:style-name="P9">Fone: (91) 3222-3537</text:p>
      <text:p text:style-name="P3"><text:span text:style-name="T3">E-mail: sergioabnunes@yahoo.com.br/</text:span><text:a xlink:type="simple" xlink:href="mailto:projebel@projebel.com.br"><text:span text:style-name="Internet_20_link"><text:span text:style-name="T3">projebel@projebel.com.br</text:span></text:span></text:a><text:span text:style-name="T3">/ </text:span><text:a xlink:type="simple" xlink:href="mailto:projebel.sl@hotmail.com"><text:span text:style-name="Internet_20_link"><text:span text:style-name="T3">projebel.sl@hotmail.com</text:span></text:span></text:a><text:span text:style-name="T3">/</text:span><text:a xlink:type="simple" xlink:href="mailto:comercial@projebel.com.br"><text:span text:style-name="Internet_20_link"><text:span text:style-name="T3">comercial@projebel.com.br</text:span></text:span></text:a><text:span text:style-name="T3">/projebel@yahoo.com.br</text:span></text:p>
      <text:p text:style-name="P5"><text:s/></text:p>
      <text:p text:style-name="P7"/>
      <text:p text:style-name="P7"/>
      <text:p text:style-name="P3">Assunto:<text:span text:style-name="T5"> </text:span><text:span text:style-name="T2">Reposição de horas não trabalhadas durante o recesso de Natal e Ano Novo</text:span><text:span text:style-name="T5">.</text:span></text:p>
      <text:p text:style-name="P10"/>
      <text:p text:style-name="P10"/>
      <text:p text:style-name="P15"><text:span text:style-name="T5"><text:tab/></text:span><text:span text:style-name="T2">Senhor,</text:span></text:p>
      <text:p text:style-name="P15"/>
      <text:p text:style-name="P15"/>
      <text:list xml:id="list229954046634094054" text:style-name="WW8Num3">
        <text:list-item>
          <text:p text:style-name="P16"><text:tab/><text:span text:style-name="T1">Informa-se que, devido ao recesso do INCRA por conta das festividades de Natal e Ano Novo, do qual os terceirizados também participaram, far-se-á a reposição das horas não trabalhadas da seguinte maneira. Ao total cada funcionário da Projebel irá repor 32 (trinta e duas) horas. Essas horas serão repostas durante todo o mês de janeiro/2014. Nas primeiras semanas serão pagas 1h e 30min por dia e na última semana do mês 2h, totalizando as 32 horas que devem ser repostas (tabela 1).</text:span></text:p>
        </text:list-item>
        <text:list-item>
          <text:p text:style-name="P17"><text:tab/>Informa-se que, devido ao recesso do INCRA por conta das festividades de Natal e Ano Novo, do qual os terceirizados também participaram, far-se-á a reposição das horas não trabalhadas da seguinte maneira. Ao total cada funcionário da Projebel irá repor 32 <text:soft-page-break/>(trinta e duas) horas. Essas horas serão repostas durante todo o mês de janeiro/2014. Nas primeiras semanas serão pagas 1h e 30min por dia e na última semana do mês 2h, totalizando as 32 horas que devem ser repostas (tabela 1).</text:p>
        </text:list-item>
      </text:list>
      <text:p text:style-name="P11"/>
      <text:p text:style-name="P11"/>
      <text:p text:style-name="P11"/>
      <text:p text:style-name="P12"><text:tab/><text:tab/>Atenciosamente,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 Negrito" svg:font-family="'Arial Negrito', 'Arial Negrit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0" fo:widows="0" style:text-autospace="none"/>
      <style:text-properties fo:color="#000000" style:font-name="Arial Negrito" fo:font-family="'Arial Negrito', 'Arial Negrito'" style:font-family-generic="swiss" fo:font-size="12pt" fo:language="pt" fo:country="BR" style:font-name-asian="Times New Roman" style:font-family-asian="'Times New Roman'" style:font-family-generic-asian="roman" style:font-pitch-asian="variable" style:font-size-asian="12pt" style:font-name-complex="Arial Negrito" style:font-family-complex="'Arial Negrito', 'Arial Negrito'" style:font-family-generic-complex="swiss" style:font-size-complex="12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line-through-styl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language="pt" fo:country="BR" style:language-asian="pt" style:country-asian="BR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1pt" fo:font-weight="bold" style:font-size-asian="11pt" style:font-weight-asian="bold" style:font-size-complex="11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bottom="1.901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5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3"><text:span text:style-name="MT1">Divisão Estadual de Regularização Fundiária da Amazônia Legal – SRFA(02)</text:span></text:p>
        <text:p text:style-name="MP3"><text:span text:style-name="MT2">Av. Santos Dumont, nº. 18. Bairro: Anil. São Luís-MA. CEP.: 65046-660 </text:span></text:p>
        <text:p text:style-name="MP3"><text:span text:style-name="MT2">Fone/fax: 98-3244-1500</text:span></text:p>
        <text:p text:style-name="MP4">http://portal.mda.gov.br/terralegal/</text:p>
        <text:p text:style-name="Header"/>
      </style:header>
      <style:footer>
        <text:p text:style-name="Footer"><text:s/></text:p>
        <text:p text:style-name="Footer"><draw:frame draw:style-name="Mfr1" draw:name="figuras1" text:anchor-type="as-char" svg:width="1.916cm" svg:height="1.468cm" draw:z-index="1"><draw:image xlink:href="Pictures/10000000000001A10000013D1C1E7294.jpg" xlink:type="simple" xlink:show="embed" xlink:actuate="onLoad"/></draw:frame> <text:s text:c="94"/><text:span text:style-name="MT3"><draw:frame draw:style-name="Mfr1" draw:name="figuras2" text:anchor-type="as-char" svg:width="2.912cm" svg:height="1.434cm" draw:z-index="3"><draw:image xlink:href="Pictures/100000000000008A00000044DDD4D540.jpg" xlink:type="simple" xlink:show="embed" xlink:actuate="onLoad"/></draw:frame></text:span> <text:s text:c="88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ÍCIO/SRFA(02)/ nº</dc:title>
    <meta:initial-creator>ana.ferreira</meta:initial-creator>
    <meta:creation-date>2014-01-29T16:41:00</meta:creation-date>
    <dc:creator>ana.ferreira</dc:creator>
    <dc:date>2014-01-29T16:46:00</dc:date>
    <meta:print-date>2014-01-06T15:52:00</meta:print-date>
    <meta:editing-cycles>10</meta:editing-cycles>
    <meta:editing-duration>PT3M</meta:editing-duration>
    <meta:document-statistic meta:table-count="0" meta:image-count="3" meta:object-count="0" meta:page-count="2" meta:paragraph-count="28" meta:word-count="267" meta:character-count="2050" meta:non-whitespace-character-count="1610"/>
    <meta:generator>LibreOffice/4.1.4.2$Windows_x86 LibreOffice_project/0a0440ccc0227ad9829de5f46be37cfb6edcf72</meta:generator>
  </office:meta>
</office:document-meta>
</file>